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an you rewrite the following code with <text:span text:style-name="KeywordTok">foreach</text:span> statement? Why?</text:p>
        </text:list-item>
      </text:list>
      <text:p text:style-name="P15">double [] numbers = {1.2, 4.3, 5.7, 11, -3.13, 1.7}</text:p>
      <text:p text:style-name="P16"/>
      <text:p text:style-name="P17">for(int i = 0; i&lt; numbers.Length; i++)</text:p>
      <text:p text:style-name="P18">{</text:p>
      <text:p text:style-name="P19"><text:s text:c="4"/>numbers[i] = numbers[i] * 1.1;</text:p>
      <text:p text:style-name="P20"><text:s text:c="4"/>Console.WriteLine(numbers[i]);</text:p>
      <text:p text:style-name="P21">}</text:p>
      <text:h text:style-name="Heading_20_2" text:outline-level="2"><text:bookmark-start text:name="problem-3"/>problem 3<text:bookmark-end text:name="problem-3"/></text:h>
      <text:list text:style-name="L5">
        <text:list-item>
          <text:p text:style-name="P22">Can you rewrite the following code with <text:span text:style-name="KeywordTok">foreach</text:span> statement? Why?</text:p>
        </text:list-item>
      </text:list>
      <text:p text:style-name="P23">double [] numbers = {1.2, 4.3, 5.7, 11, -3.13, 1.7}</text:p>
      <text:p text:style-name="P24"/>
      <text:p text:style-name="P25">for(int i = 0; i&lt; numbers.Length - 1; i++)</text:p>
      <text:p text:style-name="P26">{ <text:s text:c="2"/></text:p>
      <text:p text:style-name="P27"><text:s text:c="4"/>Console.WriteLine((numbers[i] + numbers[i+1] )/2);</text:p>
      <text:p text:style-name="P28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5Z</meta:creation-date>
    <dc:date>2021-06-22T07:43:25Z</dc:date>
    <meta:user-defined meta:name="date" meta:value-type="string">June  22, 2021 (03:4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